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5cee" officeooo:paragraph-rsid="00035cee"/>
    </style:style>
    <style:style style:name="P2" style:family="paragraph" style:parent-style-name="Standard">
      <style:text-properties officeooo:rsid="0004c72d" officeooo:paragraph-rsid="0004c72d"/>
    </style:style>
    <style:style style:name="P3" style:family="paragraph" style:parent-style-name="Standard">
      <style:text-properties officeooo:rsid="00066655" officeooo:paragraph-rsid="00066655"/>
    </style:style>
    <style:style style:name="P4" style:family="paragraph" style:parent-style-name="Standard">
      <style:text-properties officeooo:rsid="00110065" officeooo:paragraph-rsid="00066655"/>
    </style:style>
    <style:style style:name="P5" style:family="paragraph" style:parent-style-name="Standard" style:list-style-name="L1">
      <style:text-properties officeooo:rsid="0004c72d" officeooo:paragraph-rsid="0004c72d"/>
    </style:style>
    <style:style style:name="P6" style:family="paragraph" style:parent-style-name="Standard" style:list-style-name="L1">
      <style:text-properties officeooo:rsid="001e37f7" officeooo:paragraph-rsid="001e37f7"/>
    </style:style>
    <style:style style:name="P7" style:family="paragraph" style:parent-style-name="Standard" style:list-style-name="L1">
      <style:text-properties officeooo:rsid="001cc01d" officeooo:paragraph-rsid="001cc01d"/>
    </style:style>
    <style:style style:name="P8" style:family="paragraph" style:parent-style-name="Standard" style:list-style-name="L1">
      <style:text-properties officeooo:rsid="00066655" officeooo:paragraph-rsid="00066655"/>
    </style:style>
    <style:style style:name="T1" style:family="text">
      <style:text-properties officeooo:rsid="000d5c5a"/>
    </style:style>
    <style:style style:name="T2" style:family="text">
      <style:text-properties officeooo:rsid="00161400"/>
    </style:style>
    <style:style style:name="T3" style:family="text">
      <style:text-properties officeooo:rsid="001638b9"/>
    </style:style>
    <style:style style:name="T4" style:family="text">
      <style:text-properties officeooo:rsid="001cc01d"/>
    </style:style>
    <style:style style:name="T5" style:family="text">
      <style:text-properties officeooo:rsid="001eb098"/>
    </style:style>
    <style:style style:name="T6" style:family="text">
      <style:text-properties officeooo:rsid="001ff749"/>
    </style:style>
    <style:style style:name="T7" style:family="text">
      <style:text-properties officeooo:rsid="0021f4b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computer Design</text:p>
      <text:p text:style-name="P1"/>
      <text:p text:style-name="P1">Chandler Griscom</text:p>
      <text:p text:style-name="P1"/>
      <text:p text:style-name="P1"><text:span text:style-name="T2">08Jan</text:span>2016</text:p>
      <text:p text:style-name="P1"/>
      <text:p text:style-name="P1">Design Report #<text:span text:style-name="T4">4</text:span></text:p>
      <text:p text:style-name="P1"/>
      <text:p text:style-name="P1"/>
      <text:p text:style-name="P1"/>
      <text:list xml:id="list8484022076021109987" text:style-name="L1">
        <text:list-item>
          <text:p text:style-name="P5">Time – <text:span text:style-name="T1"><text:s/>12 Hours total</text:span></text:p>
          <text:list>
            <text:list-item>
              <text:p text:style-name="P5">Week <text:span text:style-name="T2">3 (Wed-Sun)</text:span> – <text:span text:style-name="T4">11</text:span> Hours</text:p>
            </text:list-item>
            <text:list-item>
              <text:p text:style-name="P5">Week <text:span text:style-name="T2">4 (Mon-Wed)</text:span> – <text:span text:style-name="T7">1 Hour</text:span></text:p>
            </text:list-item>
          </text:list>
        </text:list-item>
      </text:list>
      <text:p text:style-name="P2"/>
      <text:list xml:id="list114039043611454" text:continue-numbering="true" text:style-name="L1">
        <text:list-item>
          <text:p text:style-name="P5">Accomplishments</text:p>
          <text:list>
            <text:list-item>
              <text:p text:style-name="P6">Studied timing diagrams, interrupt logic</text:p>
            </text:list-item>
            <text:list-item>
              <text:p text:style-name="P7">Write most of VHDL (netlist, R/W logic, dtacks, interrupts, GPIO)</text:p>
            </text:list-item>
            <text:list-item>
              <text:p text:style-name="P7">PCB Shipped</text:p>
            </text:list-item>
            <text:list-item>
              <text:p text:style-name="P7"><text:span text:style-name="T5">Tweak and resubmit</text:span> schematic <text:span text:style-name="T6">version 2</text:span></text:p>
            </text:list-item>
          </text:list>
        </text:list-item>
      </text:list>
      <text:p text:style-name="P2"/>
      <text:list xml:id="list114039994471069" text:continue-numbering="true" text:style-name="L1">
        <text:list-item>
          <text:p text:style-name="P5">Planned Work</text:p>
          <text:list>
            <text:list-item>
              <text:p text:style-name="P7">Solder Thursday or Friday</text:p>
            </text:list-item>
            <text:list-item>
              <text:p text:style-name="P7">Begin looking into:</text:p>
              <text:list>
                <text:list-item>
                  <text:p text:style-name="P7">DUART interrupt logic</text:p>
                </text:list-item>
                <text:list-item>
                  <text:p text:style-name="P7">Flash sector write/caching logic</text:p>
                </text:list-item>
              </text:list>
            </text:list-item>
          </text:list>
        </text:list-item>
      </text:list>
      <text:p text:style-name="P3"/>
      <text:list xml:id="list114039680935595" text:continue-numbering="true" text:style-name="L1">
        <text:list-item>
          <text:p text:style-name="P8">Project Completion</text:p>
          <text:list>
            <text:list-item>
              <text:p text:style-name="P8">Hardware: <text:span text:style-name="T3">90</text:span>%</text:p>
            </text:list-item>
            <text:list-item>
              <text:p text:style-name="P8">Software: <text:span text:style-name="T4">10</text:span>%</text:p>
            </text:list-item>
          </text:list>
        </text:list-item>
      </text:list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28:34.751209875</meta:creation-date>
    <dc:date>2017-02-08T11:40:38.875453873</dc:date>
    <meta:editing-duration>PT24M13S</meta:editing-duration>
    <meta:editing-cycles>29</meta:editing-cycles>
    <meta:generator>LibreOffice/5.0.5.2$Linux_X86_64 LibreOffice_project/00m0$Build-2</meta:generator>
    <meta:document-statistic meta:table-count="0" meta:image-count="0" meta:object-count="0" meta:page-count="1" meta:paragraph-count="20" meta:word-count="84" meta:character-count="493" meta:non-whitespace-character-count="441"/>
  </office:meta>
</office:document-meta>
</file>